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1.342cm" style:rel-column-width="43721*"/>
    </style:style>
    <style:style style:name="Tabela3.B" style:family="table-column">
      <style:table-column-properties style:column-width="5.659cm" style:rel-column-width="2181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B" style:family="table-column">
      <style:table-column-properties style:column-width="11.333cm" style:rel-column-width="4369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83caff" fo:padding="0.097cm" fo:border="0.018cm solid #000000">
        <style:background-image/>
      </style:table-cell-properties>
    </style:style>
    <style:style style:name="Tabela5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ff3300" fo:padding="0.097cm" fo:border="0.018cm solid #000000">
        <style:background-image/>
      </style:table-cell-properties>
    </style:style>
    <style:style style:name="Tabela6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Standard">
      <style:paragraph-properties fo:margin-top="0.199cm" fo:margin-bottom="0.199cm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Standard">
      <style:paragraph-properties fo:margin-top="0.199cm" fo:margin-bottom="0.199cm" fo:text-align="center" style:justify-single-word="false"/>
      <style:text-properties style:font-name="Arial" fo:font-size="16pt" style:font-size-asian="16pt" style:font-name-complex="Arial" style:font-size-complex="16pt"/>
    </style:style>
    <style:style style:name="P3" style:family="paragraph" style:parent-style-name="Table_20_Contents">
      <style:paragraph-properties fo:margin-top="0.101cm" fo:margin-bottom="0.101cm"/>
    </style:style>
    <style:style style:name="P4" style:family="paragraph" style:parent-style-name="Table_20_Contents">
      <style:paragraph-properties fo:margin-top="0.101cm" fo:margin-bottom="0.101cm" fo:text-align="start" style:justify-single-word="false"/>
    </style:style>
    <style:style style:name="P5" style:family="paragraph" style:parent-style-name="Table_20_Contents">
      <style:paragraph-properties fo:margin-top="0.101cm" fo:margin-bottom="0.101cm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top="0.101cm" fo:margin-bottom="0.101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.7cm" fo:margin-right="0cm" fo:margin-top="0cm" fo:margin-bottom="0cm" fo:text-align="start" style:justify-single-word="false" fo:text-indent="0cm" style:auto-text-indent="false" style:text-autospace="none"/>
    </style:style>
    <style:style style:name="P8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.499cm" style:line-height-at-least="0.476cm" fo:text-align="start" style:justify-single-word="false" fo:text-indent="0cm" style:auto-text-indent="false"/>
      <style:text-properties fo:font-variant="normal" fo:text-transform="none" fo:color="#000000" style:font-name="Lucida Grande" fo:font-size="9pt" fo:letter-spacing="normal" fo:font-style="normal" fo:font-weight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 style:list-style-name="L1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13" style:family="paragraph" style:parent-style-name="Text_20_body" style:list-style-name="L2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P14" style:family="paragraph" style:parent-style-name="Text_20_body" style:list-style-name="L2">
      <style:paragraph-properties fo:margin-top="0cm" fo:margin-bottom="0cm" style:line-height-at-least="0.476cm" fo:text-align="start" style:justify-single-word="false" fo:padding="0cm" fo:border="none"/>
      <style:text-properties fo:font-variant="normal" fo:text-transform="none" fo:color="#000000" style:font-name="Lucida Grande" fo:font-size="9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10pt" fo:letter-spacing="normal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Politechnika Świętokrzyska w Kielcach</text:p>
            <text:p text:style-name="P1">Wydział Elektrotechniki, Automatyki i Informatyki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Laboratorium Programowanie Współbieżne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Temat:</text:p>
            <text:p text:style-name="P4"/>
            <text:p text:style-name="P6">Łącza PIPE</text:p>
            <text:p text:style-name="P6"/>
          </table:table-cell>
          <table:table-cell table:style-name="Tabela3.B1" office:value-type="string">
            <text:p text:style-name="P3">Autor: <text:span text:style-name="T1">Mateusz Szcześniak</text:span> Grupa: <text:span text:style-name="T1">3ID12A</text:span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Numer laboratorium: <text:span text:style-name="T1">3</text:span></text:p>
          </table:table-cell>
          <table:table-cell table:style-name="Tabela4.B1" office:value-type="string">
            <text:p text:style-name="P5">Data wykonania: <text:span text:style-name="T1">21.10.2014</text:span></text:p>
          </table:table-cell>
        </table:table-row>
      </table:table>
      <text:p text:style-name="Standard"/>
      <text:p text:style-name="Standard"/>
      <text:p text:style-name="Standard"/>
      <text:p text:style-name="P10"/>
      <text:p text:style-name="Standard"><text:span text:style-name="Emphasis"><text:span text:style-name="T3">pipe(int *filedes) – tworzenie łącza PIPE</text:span></text:span><text:span text:style-name="T5"> </text:span></text:p>
      <text:p text:style-name="P8"/>
      <text:p text:style-name="Text_20_body"><text:span text:style-name="Emphasis"><text:span text:style-name="T4">filedes</text:span></text:span><text:span text:style-name="T4"> - tablica dwuelementowa, gdzie filedes[0] to deskryptor do czytania, a filedes[1] do pisania</text:span></text:p>
      <text:p text:style-name="P8">close() - funkcja zamykająca łącze do pisania lub czytania, jako argument podajemy desktyptor </text:p>
      <text:p text:style-name="P8"/>
      <text:p text:style-name="P8">read() - funkcja pozwalająca odczytywać z łącza, jako argumenty podajemy deskryptor, bufor oraz rozmiar bufora</text:p>
      <text:p text:style-name="P8"/>
      <text:p text:style-name="P8">write() - funkcja pozwalająca pisać do łącza, jako argumenty podajemy deskryptor do zapisu, bufor oraz rozmiar bufora</text:p>
      <text:p text:style-name="P8"/>
      <text:p text:style-name="P11">fopen() – funkcja za pomocą której można otworzyć plik</text:p>
      <text:p text:style-name="Standard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Napisać program typu klient-serwer który:</text:p>
            <text:list xml:id="list3576360757677642043" text:style-name="L2">
              <text:list-item>
                <text:p text:style-name="P13">pobiera od użytkownika nazwę pliku</text:p>
              </text:list-item>
              <text:list-item>
                <text:p text:style-name="P14">tworzy łącze nienazwane PIPE</text:p>
              </text:list-item>
              <text:list-item>
                <text:p text:style-name="P14">tworzy nowy proces za pomocą funkcji fork (nie popen!)</text:p>
              </text:list-item>
              <text:list-item>
                <text:p text:style-name="P14">przesyła do procesu potomnego nazwę pliku_</text:p>
              </text:list-item>
              <text:list-item>
                <text:p text:style-name="P14">proces potomny odczytuje plik o podanej nazwie a zawartość (tekst) lub informację o możliwych błędach (np. brak pliku), przesyła do procesu rodzicielskiego</text:p>
              </text:list-item>
              <text:list-item>
                <text:p text:style-name="P14">proces rodzicielski wyświetla na standardowym wyjściu co otrzymał od potomka</text:p>
              </text:list-item>
            </text:list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sys/types.h&gt;</text:p>
            <text:p text:style-name="Table_20_Contents">#include &lt;unistd.h&gt;</text:p>
            <text:p text:style-name="Table_20_Contents">#include &lt;wait.h&gt;</text:p>
            <text:p text:style-name="Table_20_Contents">#include &lt;string.h&gt;</text:p>
            <text:p text:style-name="Table_20_Contents">#define DL_NAZWY 1024</text:p>
            <text:p text:style-name="Table_20_Contents">#define DL_BUFORA 10</text:p>
            <text:p text:style-name="Table_20_Contents"/>
            <text:p text:style-name="Table_20_Contents"/>
            <text:p text:style-name="Table_20_Contents">int main(){</text:p>
            <text:p text:style-name="Table_20_Contents"/>
            <text:p text:style-name="Table_20_Contents"/>
            <text:p text:style-name="Table_20_Contents"><text:s text:c="4"/>int pipe_server_write[2];</text:p>
            <text:p text:style-name="Table_20_Contents"><text:s text:c="4"/>int pipe_client_write[2];</text:p>
            <text:p text:style-name="Table_20_Contents"><text:s text:c="4"/>int childpid;</text:p>
            <text:p text:style-name="Table_20_Contents"/>
            <text:p text:style-name="Table_20_Contents"><text:s text:c="4"/>if (pipe(pipe_server_write) &lt; 0) {</text:p>
            <text:p text:style-name="Table_20_Contents"><text:s text:c="8"/>perror("Blad tworzenia PIPE serwera");</text:p>
            <text:p text:style-name="Table_20_Contents"><text:s text:c="8"/>exit(0);</text:p>
            <text:p text:style-name="Table_20_Contents"><text:s text:c="4"/>}</text:p>
            <text:p text:style-name="Table_20_Contents"/>
            <text:p text:style-name="Table_20_Contents"><text:s text:c="4"/>if (pipe(pipe_client_write) &lt; 0) {</text:p>
            <text:p text:style-name="Table_20_Contents"><text:s text:c="8"/>perror("Blad tworzenia PIPE klienta");</text:p>
            <text:p text:style-name="Table_20_Contents"><text:s text:c="8"/>exit(0);</text:p>
            <text:p text:style-name="Table_20_Contents"><text:s text:c="4"/>}</text:p>
            <text:p text:style-name="Table_20_Contents"/>
            <text:p text:style-name="Table_20_Contents"><text:s text:c="4"/>if ((childpid = fork()) == -1)</text:p>
            <text:p text:style-name="Table_20_Contents"><text:s text:c="4"/>{</text:p>
            <text:p text:style-name="Table_20_Contents"><text:soft-page-break/><text:s text:c="8"/>perror("nie moge forknac");</text:p>
            <text:p text:style-name="Table_20_Contents"><text:s text:c="8"/>exit(1);</text:p>
            <text:p text:style-name="Table_20_Contents"><text:s text:c="4"/>}</text:p>
            <text:p text:style-name="Table_20_Contents"><text:s text:c="4"/>else</text:p>
            <text:p text:style-name="Table_20_Contents"><text:s text:c="8"/>if (childpid ==0 ) // SERWER</text:p>
            <text:p text:style-name="Table_20_Contents"><text:s text:c="8"/>{</text:p>
            <text:p text:style-name="Table_20_Contents"><text:s text:c="12"/>close(pipe_server_write[0]);</text:p>
            <text:p text:style-name="Table_20_Contents"><text:s text:c="12"/>close(pipe_client_write[1]);</text:p>
            <text:p text:style-name="Table_20_Contents"><text:s text:c="12"/>char nazwa[DL_NAZWY];</text:p>
            <text:p text:style-name="Table_20_Contents"><text:s text:c="12"/>int status=0;</text:p>
            <text:p text:style-name="Table_20_Contents"><text:s text:c="12"/>int n=read(pipe_client_write[0],nazwa,sizeof(nazwa));</text:p>
            <text:p text:style-name="Table_20_Contents"><text:s text:c="12"/>if (n&lt;=0)</text:p>
            <text:p text:style-name="Table_20_Contents"><text:s text:c="16"/>perror("Blad read serwera");</text:p>
            <text:p text:style-name="Table_20_Contents"/>
            <text:p text:style-name="Table_20_Contents"><text:s text:c="12"/>nazwa[n-1]='\0';</text:p>
            <text:p text:style-name="Table_20_Contents"><text:s text:c="12"/>FILE *plik=fopen(nazwa,"r");</text:p>
            <text:p text:style-name="Table_20_Contents"><text:s text:c="12"/>if(plik==NULL){</text:p>
            <text:p text:style-name="Table_20_Contents"><text:s text:c="16"/>printf("Brak pliku");</text:p>
            <text:p text:style-name="Table_20_Contents"><text:s text:c="16"/>status=-1;</text:p>
            <text:p text:style-name="Table_20_Contents"><text:s text:c="16"/>write(pipe_server_write[1],&amp;status,sizeof(status));</text:p>
            <text:p text:style-name="Table_20_Contents"><text:s text:c="12"/>} else {</text:p>
            <text:p text:style-name="Table_20_Contents"><text:s text:c="12"/>char bufor[DL_BUFORA];</text:p>
            <text:p text:style-name="Table_20_Contents"><text:s text:c="12"/>write(pipe_server_write[1],&amp;status,sizeof(status));</text:p>
            <text:p text:style-name="Table_20_Contents"><text:s text:c="12"/>while(fgets(bufor,sizeof(bufor),plik)!=NULL){</text:p>
            <text:p text:style-name="Table_20_Contents"><text:s text:c="16"/>write(pipe_server_write[1],bufor,sizeof(bufor));</text:p>
            <text:p text:style-name="Table_20_Contents"><text:s text:c="12"/>} } <text:s text:c="11"/></text:p>
            <text:p text:style-name="Table_20_Contents"><text:s text:c="12"/>close(pipe_server_write[1]);</text:p>
            <text:p text:style-name="Table_20_Contents"><text:s text:c="12"/>close(pipe_client_write[0]); <text:s text:c="7"/></text:p>
            <text:p text:style-name="Table_20_Contents"><text:s text:c="8"/>}</text:p>
            <text:p text:style-name="Table_20_Contents"><text:s text:c="8"/>else // KLIENT</text:p>
            <text:p text:style-name="Table_20_Contents"><text:s text:c="8"/>{</text:p>
            <text:p text:style-name="Table_20_Contents"><text:s text:c="12"/>close(pipe_server_write[1]);</text:p>
            <text:p text:style-name="Table_20_Contents"><text:s text:c="12"/>close(pipe_client_write[0]); <text:s text:c="3"/></text:p>
            <text:p text:style-name="Table_20_Contents"><text:s text:c="12"/>char nazwa[DL_NAZWY];</text:p>
            <text:p text:style-name="Table_20_Contents"><text:s text:c="12"/>printf("Podaj nazwe pliku\n");</text:p>
            <text:p text:style-name="Table_20_Contents"><text:s text:c="12"/>fgets (nazwa, sizeof(nazwa), stdin); </text:p>
            <text:p text:style-name="Table_20_Contents"><text:s text:c="12"/>int n=strlen(nazwa);</text:p>
            <text:p text:style-name="Table_20_Contents"><text:s text:c="12"/>if(write(pipe_client_write[1],nazwa,n)!=n)</text:p>
            <text:p text:style-name="Table_20_Contents"><text:s text:c="16"/>perror("Blad write klienta");</text:p>
            <text:p text:style-name="Table_20_Contents"/>
            <text:p text:style-name="Table_20_Contents"><text:s text:c="12"/>char bufor[DL_BUFORA];</text:p>
            <text:p text:style-name="Table_20_Contents"><text:s text:c="12"/>int status;</text:p>
            <text:p text:style-name="Table_20_Contents"><text:s text:c="12"/>read(pipe_server_write[0],&amp;status,sizeof(status));</text:p>
            <text:p text:style-name="Table_20_Contents"><text:s text:c="12"/>if (status==-1){</text:p>
            <text:p text:style-name="Table_20_Contents"><text:s text:c="16"/>printf("Nie moge otworzyc pliku! Prawdopodobnie podales zla nazwe!\n");</text:p>
            <text:p text:style-name="Table_20_Contents"/>
            <text:p text:style-name="Table_20_Contents"><text:s text:c="12"/>}</text:p>
            <text:p text:style-name="Table_20_Contents"/>
            <text:p text:style-name="Table_20_Contents"><text:s text:c="12"/>else </text:p>
            <text:p text:style-name="Table_20_Contents"><text:s text:c="12"/>{</text:p>
            <text:p text:style-name="Table_20_Contents"><text:s text:c="16"/>while (read(pipe_server_write[0],bufor,sizeof(bufor))&gt;0)</text:p>
            <text:p text:style-name="Table_20_Contents"><text:s text:c="20"/>write(1,bufor,strlen(bufor)); <text:s text:c="19"/></text:p>
            <text:p text:style-name="Table_20_Contents"><text:soft-page-break/><text:s text:c="12"/>}</text:p>
            <text:p text:style-name="Table_20_Contents"><text:s text:c="12"/>wait(NULL);</text:p>
            <text:p text:style-name="Table_20_Contents"><text:s text:c="12"/>close(pipe_server_write[0]);</text:p>
            <text:p text:style-name="Table_20_Contents"><text:s text:c="12"/>close(pipe_client_write[1]);</text:p>
            <text:p text:style-name="Table_20_Contents"><text:s text:c="8"/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4"/>return 0;</text:p>
            <text:p text:style-name="Table_20_Contents">}</text:p>
          </table:table-cell>
        </table:table-row>
        <table:table-row>
          <table:table-cell table:style-name="Tabela5.A2" office:value-type="string">
            <text:p text:style-name="Table_20_Contents">Wynikiem powyższego programu będzie treść pliku podanego jako argument, lub jeśli plik nie istnieje wynikiem będzie komunikat o błędzie, a klient dostanie odpowiednią wiadomość przez łącze PIPE</text:p>
          </table:table-cell>
        </table:table-row>
      </table:table>
      <text:p text:style-name="Standard"/>
      <text:p text:style-name="Standard"/>
      <text:p text:style-name="Standard"/>
      <table:table table:name="Tabela6" table:style-name="Tabela6">
        <table:table-column table:style-name="Tabela6.A"/>
        <table:table-row>
          <table:table-cell table:style-name="Tabela6.A1" office:value-type="string">
            <text:list xml:id="list4664102690605865147" text:style-name="L1">
              <text:list-item>
                <text:p text:style-name="P12"><text:span text:style-name="Emphasis"><text:span text:style-name="T2">Wnioski</text:span></text:span></text:p>
              </text:list-item>
            </text:list>
          </table:table-cell>
        </table:table-row>
        <table:table-row>
          <table:table-cell table:style-name="Tabela6.A2" office:value-type="string">
            <text:p text:style-name="P7">Na laboratorium nr 3 zapoznałem się z łączami PIPE. Można nimi zrealizować komunikację tylko między procesami spokrewnionymi. Do komunikacji w dwie strony potrzeba 2 łącz. Program nie sprawił mi większych problemów.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0:24:18.34</meta:creation-date>
    <dc:date>2014-10-21T18:01:37.56</dc:date>
    <meta:editing-duration>PT1H7M19S</meta:editing-duration>
    <meta:editing-cycles>6</meta:editing-cycles>
    <meta:generator>OpenOffice/4.0.1$Win32 OpenOffice.org_project/401m5$Build-9714</meta:generator>
    <meta:document-statistic meta:table-count="6" meta:image-count="0" meta:object-count="0" meta:page-count="4" meta:paragraph-count="101" meta:word-count="379" meta:character-count="3976"/>
  </office:meta>
</office:document-meta>
</file>